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163c" officeooo:paragraph-rsid="0011163c"/>
    </style:style>
    <style:style style:name="P2" style:family="paragraph" style:parent-style-name="Standard">
      <style:paragraph-properties fo:text-align="center" style:justify-single-word="false"/>
      <style:text-properties officeooo:rsid="0011163c" officeooo:paragraph-rsid="0011163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163c" officeooo:paragraph-rsid="0011163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4f801" officeooo:paragraph-rsid="0014f801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officeooo:rsid="00251e78" officeooo:paragraph-rsid="00251e78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officeooo:rsid="00186850" officeooo:paragraph-rsid="00186850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rsid="0021274f" officeooo:paragraph-rsid="0021274f" style:font-style-asian="normal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officeooo:rsid="0022c9e1" officeooo:paragraph-rsid="0022c9e1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officeooo:rsid="0023f441" officeooo:paragraph-rsid="0023f441" style:font-style-asian="normal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4c18" officeooo:paragraph-rsid="00134c1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6850" officeooo:paragraph-rsid="001a883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82ebc" officeooo:paragraph-rsid="00182e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3dd" style:font-style-asian="italic" style:font-style-complex="italic"/>
    </style:style>
    <style:style style:name="T3" style:family="text">
      <style:text-properties fo:font-style="italic" officeooo:rsid="0011163c" style:font-style-asian="italic" style:font-style-complex="italic"/>
    </style:style>
    <style:style style:name="T4" style:family="text">
      <style:text-properties fo:font-style="italic" officeooo:rsid="001c7308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68be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883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c7308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8685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82ebc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1163c" style:font-style-asian="normal" style:font-style-complex="normal"/>
    </style:style>
    <style:style style:name="T14" style:family="text">
      <style:text-properties fo:font-style="normal" officeooo:rsid="0015b890" style:font-style-asian="normal" style:font-style-complex="normal"/>
    </style:style>
    <style:style style:name="T15" style:family="text">
      <style:text-properties fo:font-style="normal" officeooo:rsid="00168bed" style:font-style-asian="normal" style:font-style-complex="normal"/>
    </style:style>
    <style:style style:name="T16" style:family="text">
      <style:text-properties fo:font-style="normal" officeooo:rsid="00186850" style:font-style-asian="normal" style:font-style-complex="normal"/>
    </style:style>
    <style:style style:name="T17" style:family="text">
      <style:text-properties fo:font-style="normal" officeooo:rsid="001a8833" style:font-style-asian="normal" style:font-style-complex="normal"/>
    </style:style>
    <style:style style:name="T18" style:family="text">
      <style:text-properties fo:font-style="normal" officeooo:rsid="00182ebc" style:font-style-asian="normal" style:font-style-complex="normal"/>
    </style:style>
    <style:style style:name="T19" style:family="text">
      <style:text-properties officeooo:rsid="001c7308"/>
    </style:style>
    <style:style style:name="T20" style:family="text">
      <style:text-properties officeooo:rsid="0022319b"/>
    </style:style>
    <style:style style:name="T21" style:family="text">
      <style:text-properties officeooo:rsid="00232a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différents fichiers phtml,</text:p>
      <text:p text:style-name="P1"/>
      <text:list xml:id="list1464960445" text:style-name="L1">
        <text:list-item>
          <text:p text:style-name="P3">Fichier <text:span text:style-name="T5">htmlheader.phtml</text:span> à l’origine dans <text:span text:style-name="T1">themes/standard</text:span><text:span text:style-name="T12"> et copié dans </text:span><text:span text:style-name="T1">themes/Euler</text:span><text:span text:style-name="T12"> pour être modifié afin d’ajouter les appels à js pour bootstrap.</text:span></text:p>
        </text:list-item>
        <text:list-item>
          <text:p text:style-name="P3"><text:span text:style-name="T12">Fichier </text:span><text:span text:style-name="T5">header.phtml</text:span><text:span text:style-name="T12"> à l’origine dans t</text:span><text:span text:style-name="T1">hemes/</text:span><text:span text:style-name="T2">Nikaia </text:span><text:span text:style-name="T12">et copié dans </text:span><text:span text:style-name="T1">themes/Euler</text:span><text:span text:style-name="T12"> pour être modifié afin de modifier l’appel au fichier </text:span><text:span text:style-name="T5">topbox.phtml</text:span><text:span text:style-name="T12">.</text:span></text:p>
        </text:list-item>
        <text:list-item>
          <text:p text:style-name="P4"><text:span text:style-name="T12">Fichier </text:span><text:span text:style-name="T5">visitor.html</text:span><text:span text:style-name="T12"> </text:span><text:span text:style-name="T13">à l’origine dans </text:span><text:span text:style-name="T3">themes/standard</text:span><text:span text:style-name="T13"> et copié dans </text:span><text:span text:style-name="T3">themes/Euler</text:span><text:span text:style-name="T13"> pour être modifié </text:span><text:span text:style-name="T12">afin d’afficher les blocs en colonnes en utilisant bootstrap et d’autres modifications.</text:span></text:p>
          <text:list>
            <text:list-item>
              <text:p text:style-name="P5">Gestion de l’accueil selon les profils</text:p>
            </text:list-item>
          </text:list>
        </text:list-item>
        <text:list-item>
          <text:p text:style-name="P10"><text:span text:style-name="T12">Fichier </text:span><text:span text:style-name="T5">visitormenubox.phtml </text:span><text:span text:style-name="T12">à l’origine dans </text:span><text:span text:style-name="T1">themes/_widgets</text:span><text:span text:style-name="T12">, non déplacé et non changé. </text:span><text:span text:style-name="T14">Affiche le pied de page du site.</text:span></text:p>
        </text:list-item>
        <text:list-item>
          <text:p text:style-name="P10"><text:span text:style-name="T12">Fichier </text:span><text:span text:style-name="T5">tailbox.html</text:span><text:span text:style-name="T12"> à l’origine dans </text:span><text:span text:style-name="T5">themes/_widgets</text:span><text:span text:style-name="T12">, non déplacé ? Inchangé ? </text:span><text:span text:style-name="T15">Renvoie vers le fichier </text:span><text:span text:style-name="T6">_widgets/institution_logo.phtml </text:span><text:span text:style-name="T15">pour afficher le logo de l’institution en bas de la page.</text:span></text:p>
        </text:list-item>
        <text:list-item>
          <text:p text:style-name="P11"><text:span text:style-name="T15">F</text:span><text:span text:style-name="T12">ichier </text:span><text:span text:style-name="T7">front.phtml</text:span><text:span text:style-name="T17"> </text:span><text:span text:style-name="T18">à l’origine dans </text:span><text:span text:style-name="T11">/public_html/modules/home</text:span><text:span text:style-name="T18"> </text:span><text:span text:style-name="T12">et copié dans </text:span><text:span text:style-name="T9">/themes/Euler/home</text:span><text:span text:style-name="T12"> pour être modifié.</text:span></text:p>
        </text:list-item>
        <text:list-item>
          <text:p text:style-name="P12"><text:span text:style-name="T15">F</text:span><text:span text:style-name="T12">ichier </text:span><text:span text:style-name="T5">front.phtml .fr</text:span><text:span text:style-name="T12"> à l’origine dans </text:span><text:span text:style-name="T9">/public_html/modules/home</text:span><text:span text:style-name="T12"> </text:span><text:span text:style-name="T16">et copié dans </text:span><text:span text:style-name="T10">/themes/Euler/home</text:span><text:span text:style-name="T16"> pour être modifié.</text:span></text:p>
        </text:list-item>
        <text:list-item>
          <text:p text:style-name="P6">Fi<text:span text:style-name="T19">chier </text:span><text:span text:style-name="T8">topbox.phtml</text:span><text:span text:style-name="T19"> à l’origine dans </text:span><text:span text:style-name="T4">Nikaia/widget</text:span><text:span text:style-name="T19"> et copié dans </text:span><text:span text:style-name="T4">Euler/widget</text:span><text:span text:style-name="T19"> pour introduire les grilles bootstrap.</text:span></text:p>
        </text:list-item>
        <text:list-item>
          <text:p text:style-name="P7">Fichier <text:span text:style-name="T5">user_links.phtml</text:span> à l’origine dans <text:span text:style-name="T1">themes/_widgets</text:span> et copié dans <text:span text:style-name="T5">themes/Euler/_widgets </text:span><text:span text:style-name="T20">pour modifier les menus déroulants avec dropdown-toggle bootstrap .</text:span></text:p>
        </text:list-item>
        <text:list-item>
          <text:p text:style-name="P8">Fichier <text:span text:style-name="T21">langage</text:span>.phtml</text:p>
        </text:list-item>
        <text:list-item>
          <text:p text:style-name="P9">Fichier site_title.p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12:26.655911254</meta:creation-date>
    <meta:generator>LibreOffice/6.0.7.3$Linux_X86_64 LibreOffice_project/00m0$Build-3</meta:generator>
    <dc:date>2019-06-06T18:20:05.925007258</dc:date>
    <meta:editing-duration>PT40M7S</meta:editing-duration>
    <meta:editing-cycles>12</meta:editing-cycles>
    <meta:document-statistic meta:table-count="0" meta:image-count="0" meta:object-count="0" meta:page-count="1" meta:paragraph-count="13" meta:word-count="198" meta:character-count="1431" meta:non-whitespace-character-count="1258"/>
  </office:meta>
</office:document-meta>
</file>